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f6a923" officeooo:paragraph-rsid="0418b8ad"/>
    </style:style>
    <style:style style:name="P4" style:family="paragraph" style:parent-style-name="Text_20_body">
      <style:text-properties officeooo:rsid="03f6a923" officeooo:paragraph-rsid="043052de"/>
    </style:style>
    <style:style style:name="P5" style:family="paragraph" style:parent-style-name="Text_20_body">
      <style:text-properties officeooo:rsid="03f6a923" officeooo:paragraph-rsid="03f83661"/>
    </style:style>
    <style:style style:name="P6" style:family="paragraph" style:parent-style-name="Text_20_body">
      <style:text-properties officeooo:rsid="045241bd" officeooo:paragraph-rsid="0456884f"/>
    </style:style>
    <style:style style:name="P7" style:family="paragraph" style:parent-style-name="Text_20_body">
      <style:text-properties officeooo:rsid="0454df05" officeooo:paragraph-rsid="0456884f"/>
    </style:style>
    <style:style style:name="P8" style:family="paragraph" style:parent-style-name="Text_20_body">
      <style:text-properties officeooo:rsid="0418b8ad" officeooo:paragraph-rsid="0418b8ad"/>
    </style:style>
    <style:style style:name="P9" style:family="paragraph" style:parent-style-name="Text_20_body">
      <style:text-properties officeooo:rsid="0418b8ad" officeooo:paragraph-rsid="0457f364"/>
    </style:style>
    <style:style style:name="P10" style:family="paragraph" style:parent-style-name="Text_20_body">
      <style:text-properties officeooo:rsid="045c8fcc" officeooo:paragraph-rsid="045c8fcc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4091c36" officeooo:paragraph-rsid="043873fe"/>
    </style:style>
    <style:style style:name="P12" style:family="paragraph" style:parent-style-name="Text_20_body" style:list-style-name="L1">
      <style:text-properties officeooo:rsid="0457f364" officeooo:paragraph-rsid="0457f364"/>
    </style:style>
    <style:style style:name="P13" style:family="paragraph" style:parent-style-name="Text_20_body" style:list-style-name="L2">
      <style:text-properties officeooo:rsid="04455759" officeooo:paragraph-rsid="04455759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rsid="04352b89" officeooo:paragraph-rsid="04352b89"/>
    </style:style>
    <style:style style:name="P15" style:family="paragraph" style:parent-style-name="Heading_20_1">
      <style:text-properties officeooo:rsid="03d8a769" officeooo:paragraph-rsid="03d8a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f83661" style:font-weight-asian="bold" style:font-weight-complex="bold"/>
    </style:style>
    <style:style style:name="T4" style:family="text">
      <style:text-properties fo:font-weight="bold" officeooo:rsid="03fc4cce" style:font-weight-asian="bold" style:font-weight-complex="bold"/>
    </style:style>
    <style:style style:name="T5" style:family="text">
      <style:text-properties officeooo:rsid="03a8bbf9"/>
    </style:style>
    <style:style style:name="T6" style:family="text">
      <style:text-properties officeooo:rsid="03ab7950"/>
    </style:style>
    <style:style style:name="T7" style:family="text">
      <style:text-properties officeooo:rsid="03f83661"/>
    </style:style>
    <style:style style:name="T8" style:family="text">
      <style:text-properties officeooo:rsid="03fc4cce"/>
    </style:style>
    <style:style style:name="T9" style:family="text">
      <style:text-properties officeooo:rsid="04024cb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3f83661" style:font-weight-asian="normal" style:font-weight-complex="normal"/>
    </style:style>
    <style:style style:name="T12" style:family="text">
      <style:text-properties fo:font-weight="normal" officeooo:rsid="045d360a" style:font-weight-asian="normal" style:font-weight-complex="normal"/>
    </style:style>
    <style:style style:name="T13" style:family="text">
      <style:text-properties officeooo:rsid="040ba86e"/>
    </style:style>
    <style:style style:name="T14" style:family="text">
      <style:text-properties officeooo:rsid="040fba0f"/>
    </style:style>
    <style:style style:name="T15" style:family="text">
      <style:text-properties officeooo:rsid="0418b8ad"/>
    </style:style>
    <style:style style:name="T16" style:family="text">
      <style:text-properties officeooo:rsid="041b08e7"/>
    </style:style>
    <style:style style:name="T17" style:family="text">
      <style:text-properties officeooo:rsid="043052de"/>
    </style:style>
    <style:style style:name="T18" style:family="text">
      <style:text-properties officeooo:rsid="043498c8"/>
    </style:style>
    <style:style style:name="T19" style:family="text">
      <style:text-properties officeooo:rsid="044dd142"/>
    </style:style>
    <style:style style:name="T20" style:family="text">
      <style:text-properties officeooo:rsid="044e56ed"/>
    </style:style>
    <style:style style:name="T21" style:family="text">
      <style:text-properties officeooo:rsid="045fd0d7"/>
    </style:style>
    <style:style style:name="T22" style:family="text">
      <style:text-properties officeooo:rsid="045fd44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63in" fo:text-indent="-0.25in" fo:margin-left="0.5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63in" fo:text-indent="-0.25in" fo:margin-left="0.8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63in" fo:text-indent="-0.25in" fo:margin-left="1.0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63in" fo:text-indent="-0.25in" fo:margin-left="1.3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63in" fo:text-indent="-0.25in" fo:margin-left="1.5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63in" fo:text-indent="-0.25in" fo:margin-left="1.8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63in" fo:text-indent="-0.25in" fo:margin-left="2.0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63in" fo:text-indent="-0.25in" fo:margin-left="2.3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63in" fo:text-indent="-0.25in" fo:margin-left="2.5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63in" fo:text-indent="-0.25in" fo:margin-left="2.806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אלגוריתמים <text:span text:style-name="T13">כלכליים</text:span> - <text:span text:style-name="T17">מטלות</text:span></text:h>
      <text:p text:style-name="P4"><text:span text:style-name="T4">מטרה</text:span><text:span text:style-name="T8">: </text:span>בעיניי, אחת מזכויות הסטודנטים היא לקבל <text:span text:style-name="T17">מטלות </text:span>בכל שבוע, כדי להבין <text:span text:style-name="T6">ולתרגל את החומר הנלמד.</text:span> כשהייתי סטודנט ולא קיבלתי מספיק <text:span text:style-name="T17">מטלות</text:span>, הרגשתי שאני לא מקבל תמורה מלאה לכספי.<text:span text:style-name="T7"> </text:span></text:p>
      <text:p text:style-name="P3"><text:span text:style-name="T15">לכן</text:span> אשתדל <text:span text:style-name="T9">(בלי נדר) לתת מטלה בכל שבוע. בכל מטלה יהיו מספר שאלות, יש לפתור שאלה </text:span><text:span text:style-name="T11">אחת</text:span><text:span text:style-name="T7">.</text:span></text:p>
      <text:p text:style-name="P8"><text:span text:style-name="T1">עומס עבודה משוער</text:span>: <text:span text:style-name="T16">1-2 שעות בשבוע, כולל חזרה על החומר</text:span>. </text:p>
      <text:p text:style-name="P9"><text:span text:style-name="T2">זמן</text:span><text:span text:style-name="T5">: יש לפתור כל מטלה תוך שישה ימים (עד יום לפני ההרצאה הבאה). חלק מהמטלות ייפתרו בתחילת ההרצאה הבאה ולכן אין אפשרות להגיש באיחור.</text:span></text:p>
      <text:p text:style-name="P5"><text:span text:style-name="T3">ציון</text:span><text:span text:style-name="T7">: </text:span>משקל <text:span text:style-name="T14">המטלות הוא 10% מהציון הסופי</text:span>.<text:span text:style-name="T7"> הציון על כל מטלה הוא בינארי - עובר או נכשל. </text:span></text:p>
      <text:list xml:id="list4045167704" text:style-name="L1">
        <text:list-item>
          <text:p text:style-name="P12">מטלות 1-10 – חובה, כל מטלה 1% מהציון הסופי.</text:p>
        </text:list-item>
        <text:list-item>
          <text:p text:style-name="P12">מטלות 11-12 – רשות, ללא ציון. סטודנטים שלא הספיקו להגיש בזמן את מטלות 1-10 מסיבה מוצדקת בלבד, רשאים להגיש את מטלות 11-12 ולקבל עליהן ציון.</text:p>
        </text:list-item>
      </text:list>
      <text:p text:style-name="P11"><text:span text:style-name="T1">הגשה</text:span>:<text:span text:style-name="T18"> הגשה אישית. מותר ומומלץ לעבוד בצוותים, בתנאים הבאים:</text:span></text:p>
      <text:list xml:id="list3634031272" text:style-name="L2">
        <text:list-item>
          <text:p text:style-name="P14">כל חבר/<text:span text:style-name="T19">ת </text:span>צוות אחראי/<text:span text:style-name="T19">ת</text:span> להגיש במודל באופן עצמאי, גם אם שאר חברי-הצוות במילואים, לידה וכו'.</text:p>
        </text:list-item>
        <text:list-item>
          <text:p text:style-name="P14">יש לכתוב בראש כל עותק מוגש את שמות כל חברי הצוות, כדי שלא תיחשדו בהעתקה.</text:p>
        </text:list-item>
        <text:list-item>
          <text:p text:style-name="P13">כל חבר<text:span text:style-name="T20">י ה</text:span>צוות חייב<text:span text:style-name="T20">ים</text:span> להבין את הפתרון שהוגש ע"י הצוות.</text:p>
        </text:list-item>
      </text:list>
      <text:p text:style-name="P10"><text:span text:style-name="T1">תיכנות</text:span><text:span text:style-name="T10">: בחלק מהמטלות תתבקשו לכתוב קוד. מומלץ לפתור את המטלות בשפת Python – שפה המתאימה במיוחד לתיכנות אלגוריתמים. </text:span><text:span text:style-name="T12">אבל אפשר גם לפתור בכל שפה אחרת לבחירתכם.</text:span></text:p>
      <text:p text:style-name="P7"><text:span text:style-name="T1">מענק</text:span>: בכל שבוע ייבחר/ו סטודנט/ים שהפתרונות שלהם היו טובים ומקוריים במיוחד, ויתבקשו להציג את הפתרונות לפני הכיתה <text:span text:style-name="T22">ו/או באתר</text:span> הקורס. כל הצגה <text:span text:style-name="T21">כזאת </text:span>תזכה את המציג/ים בתוספת של נקודה אחת לציון המבחן הסופי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7T10:43:56.401635486</dc:date>
    <meta:editing-duration>P8DT11H5M34S</meta:editing-duration>
    <meta:editing-cycles>1016</meta:editing-cycles>
    <dc:creator>Erel Segal-Halevi</dc:creator>
    <meta:document-statistic meta:table-count="0" meta:image-count="0" meta:object-count="0" meta:page-count="1" meta:paragraph-count="16" meta:word-count="252" meta:character-count="1378" meta:non-whitespace-character-count="1141"/>
  </office:meta>
</office:document-meta>
</file>